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a0844"/>
    </style:style>
    <style:style style:name="P3" style:family="paragraph" style:parent-style-name="Text_20_body" style:list-style-name="L1">
      <style:text-properties officeooo:rsid="0022d0dc" officeooo:paragraph-rsid="0022d0dc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24100c" officeooo:paragraph-rsid="0024100c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rsid="00292a84" officeooo:paragraph-rsid="00292a84"/>
    </style:style>
    <style:style style:name="T1" style:family="text">
      <style:text-properties officeooo:rsid="00158fc8"/>
    </style:style>
    <style:style style:name="T2" style:family="text">
      <style:text-properties officeooo:rsid="00177f6c"/>
    </style:style>
    <style:style style:name="T3" style:family="text">
      <style:text-properties officeooo:rsid="001835f8"/>
    </style:style>
    <style:style style:name="T4" style:family="text">
      <style:text-properties officeooo:rsid="001a0844"/>
    </style:style>
    <style:style style:name="T5" style:family="text">
      <style:text-properties officeooo:rsid="001baac2"/>
    </style:style>
    <style:style style:name="T6" style:family="text">
      <style:text-properties officeooo:rsid="001be822"/>
    </style:style>
    <style:style style:name="T7" style:family="text">
      <style:text-properties officeooo:rsid="00222893"/>
    </style:style>
    <style:style style:name="T8" style:family="text">
      <style:text-properties officeooo:rsid="00224019"/>
    </style:style>
    <style:style style:name="T9" style:family="text">
      <style:text-properties officeooo:rsid="0024efa8"/>
    </style:style>
    <style:style style:name="T10" style:family="text">
      <style:text-properties officeooo:rsid="00297be8"/>
    </style:style>
    <style:style style:name="T11" style:family="text">
      <style:text-properties officeooo:rsid="002a19c2"/>
    </style:style>
    <style:style style:name="T12" style:family="text">
      <style:text-properties officeooo:rsid="002a98b3"/>
    </style:style>
    <style:style style:name="T13" style:family="text">
      <style:text-properties officeooo:rsid="002c008b"/>
    </style:style>
    <style:style style:name="T14" style:family="text">
      <style:text-properties officeooo:rsid="00306ead"/>
    </style:style>
    <style:style style:name="T15" style:family="text">
      <style:text-properties officeooo:rsid="00308957"/>
    </style:style>
    <style:style style:name="T16" style:family="text">
      <style:text-properties officeooo:rsid="00341b89"/>
    </style:style>
    <style:style style:name="T17" style:family="text">
      <style:text-properties officeooo:rsid="003437a8"/>
    </style:style>
    <style:style style:name="T18" style:family="text">
      <style:text-properties officeooo:rsid="00362448"/>
    </style:style>
    <style:style style:name="T19" style:family="text">
      <style:text-properties officeooo:rsid="0037fb71"/>
    </style:style>
    <style:style style:name="T20" style:family="text">
      <style:text-properties officeooo:rsid="003b75b9"/>
    </style:style>
    <style:style style:name="T21" style:family="text">
      <style:text-properties officeooo:rsid="003cf4df"/>
    </style:style>
    <style:style style:name="T22" style:family="text">
      <style:text-properties officeooo:rsid="00421fa4"/>
    </style:style>
    <style:style style:name="T23" style:family="text">
      <style:text-properties officeooo:rsid="00431eee"/>
    </style:style>
    <style:style style:name="T24" style:family="text">
      <style:text-properties officeooo:rsid="0044016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thew 15:21-39</text:h>
      <text:h text:style-name="Heading_20_2" text:outline-level="2"><text:bookmark text:name="en-GNT-26701"/>A Woman's Faith <text:span text:style-name="T1">(21-28)</text:span></text:h>
      <text:list xml:id="list3536588546" text:style-name="L1">
        <text:list-item>
          <text:p text:style-name="P1">Jesus left that place and went off to the territory near the cities of Tyre and Sidon. <text:bookmark text:name="en-GNT-26702"/>A Canaanite woman who lived in that region came to him. “Son of David!” she cried out. “Have mercy on me, sir! My daughter has a demon and is in a terrible condition.”<text:bookmark text:name="en-GNT-26703"/> But Jesus did not say a word to her. His disciples came to him and begged him, “Send her away! She is following us and making all this noise!”<text:bookmark text:name="en-GNT-26704"/> Then Jesus replied, “I have been sent only to the lost sheep of the people of Israel.”<text:bookmark text:name="en-GNT-26705"/> At this the woman came and fell at his feet. “Help me, sir!” she said.<text:bookmark text:name="en-GNT-26706"/> Jesus answered, “It isn't right to take the children's food and throw it to the dogs.”<text:bookmark text:name="en-GNT-26707"/> “That's true, sir,” she answered, “but even the dogs eat the leftovers that fall from their masters' table.”<text:bookmark text:name="en-GNT-26708"/> So Jesus answered her, “You are a woman of great faith! What you want will be done for you.” And at that very moment her daughter was healed.</text:p>
        </text:list-item>
        <text:list-item>
          <text:p text:style-name="P2">I’m going to make an assumption of the womans character, she was cruel and unkind. My assumption is based on what <text:span text:style-name="T2">Jesus said, “It isn't right to take the children's food and throw it to the dogs.” </text:span><text:span text:style-name="T3">Her response was oozing faith </text:span><text:span text:style-name="T14">in</text:span><text:span text:style-name="T3"> Jesus, “but even the dogs eat the leftovers that fall from their masters' table.” </text:span><text:span text:style-name="T4">I’m making another assumption of what she meant; though </text:span><text:span text:style-name="T5">she doesn’t deserve to eat at the masters table </text:span><text:span text:style-name="T6">because of her cruelty</text:span><text:span text:style-name="T5">, she can atleast eat the leftovers </text:span><text:span text:style-name="T6">as Christ is still her master despite her bad ways</text:span><text:span text:style-name="T5">. </text:span><text:span text:style-name="T7">This lady had </text:span><text:span text:style-name="T15">so much faith </text:span><text:span text:style-name="T22">in</text:span><text:span text:style-name="T7"> Christ</text:span><text:span text:style-name="T22">s’ ability to</text:span><text:span text:style-name="T7"> heal her daughter. </text:span><text:span text:style-name="T8">Also her persistance was top notch, she pursued Christ till her wish was granted.</text:span></text:p>
        </text:list-item>
        <text:list-item>
          <text:p text:style-name="P3">Despite the assumptions, the lessons we get from this story are of faithfulness and perseverance. We should always rely on Christ and pursue him come rain come thunder, he never <text:span text:style-name="T16">fails </text:span><text:span text:style-name="T17">us</text:span>. Even if we feel <text:span text:style-name="T18">like </text:span>we don’t deserve Christs’ blessings <text:span text:style-name="T19">because of our bad deeds</text:span>, we should remain faithful and <text:span text:style-name="T20">pursue Christ</text:span>. Christ doesn’t change, he will solve our problems <text:span text:style-name="T21">if we ask him</text:span>.</text:p>
        </text:list-item>
      </text:list>
      <text:h text:style-name="Heading_20_2" text:outline-level="2"><text:bookmark text:name="en-GNT-26709"/>Jesus Heals Many People <text:span text:style-name="T1">(29-31)</text:span></text:h>
      <text:list xml:id="list3347106068" text:style-name="L2">
        <text:list-item>
          <text:p text:style-name="P4">Jesus left there and went along by Lake Galilee. He climbed a hill and sat down. <text:bookmark text:name="en-GNT-26710"/>Large crowds came to him, bringing with them the lame, the blind, the crippled, the dumb, and many other sick people, whom they placed at Jesus' feet; and he healed them. <text:bookmark text:name="en-GNT-26711"/>The people were amazed as they saw the dumb speaking, the crippled made whole, the lame walking, and the blind seeing; and they praised the God of Israel.</text:p>
        </text:list-item>
        <text:list-item>
          <text:p text:style-name="P5">Christ performed miracles then and he still perform<text:span text:style-name="T9">s</text:span> miracles today, lets seek Christ always. </text:p>
        </text:list-item>
      </text:list>
      <text:h text:style-name="Heading_20_2" text:outline-level="2"><text:bookmark text:name="en-GNT-26712"/>Jesus Feeds Four Thousand <text:span text:style-name="T1">(32-39)</text:span></text:h>
      <text:list xml:id="list3444131399" text:style-name="L3">
        <text:list-item>
          <text:p text:style-name="P6">Jesus called his disciples to him and said, “I feel sorry for these people, because they have been with me for three days and now have nothing to eat. I don't want to send them away without feeding them, for they might faint on their way home.”<text:bookmark text:name="en-GNT-26713"/> The disciples asked him, “Where will we find enough food in this desert to feed this crowd?”<text:bookmark text:name="en-GNT-26714"/> “How much bread do you have?” Jesus asked. “Seven loaves,” they answered, “and a few small fish.”<text:bookmark text:name="en-GNT-26715"/> So Jesus <text:soft-page-break/>ordered the crowd to sit down on the ground. <text:bookmark text:name="en-GNT-26716"/>Then he took the seven loaves and the fish, gave thanks to God, broke them, and gave them to the disciples; and the disciples gave them to the people. <text:bookmark text:name="en-GNT-26717"/>They all ate and had enough. Then the disciples took up seven baskets full of pieces left over. <text:bookmark text:name="en-GNT-26718"/>The number of men who ate was four thousand, not counting the women and children.<text:bookmark text:name="en-GNT-26719"/> Then Jesus sent the people away, got into a boat, and went to the territory of Magadan.</text:p>
        </text:list-item>
        <text:list-item>
          <text:p text:style-name="P7">Again Christ feeds a <text:span text:style-name="T10">large </text:span>crowd, nothing is impossible with Christ. <text:span text:style-name="T11">The disciples had previously witnessed Christ feeding a large crowd but they were questioning where they would get food to feed the people. </text:span><text:span text:style-name="T12">Sometimes we questions the Lords presents and ways when we’ve previously experienced or heard of his wonders, our faith wavers when we face challengin</text:span><text:span text:style-name="T23">g</text:span><text:span text:style-name="T12"> situations and we forget past miracles or events. </text:span><text:span text:style-name="T13">Let’s rise above forgetfulness and wavering faith; le</text:span><text:span text:style-name="T24">t</text:span><text:span text:style-name="T13">’s stand firm with our faith in Chris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6:47:09.965608614</meta:creation-date>
    <dc:date>2021-12-20T09:11:13.271394349</dc:date>
    <meta:editing-duration>PT2H13M53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725" meta:character-count="3970" meta:non-whitespace-character-count="3262"/>
  </office:meta>
</office:document-meta>
</file>